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T1" style:family="text">
      <style:text-properties style:text-position="super 58%"/>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 Balloonicorns</text:p>
      <text:p text:style-name="P3">Jonathan Maltz, Jerry Reptak, Vaibhav Verma, Kyle Brozas</text:p>
      <text:p text:style-name="P3">Team Journal</text:p>
      <text:p text:style-name="Standard"/>
      <text:p text:style-name="Standard">Monday October 1<text:span text:style-name="T1">th</text:span></text:p>
      <text:p text:style-name="Standard">Members present: Kyle, Jonathan, Vaibhav, and Jerry</text:p>
      <text:p text:style-name="P1">Things discussed and decisions made: <text:span text:style-name="T2">At this meeting we discussed a general overview of the architecture which we would use for the project. <text:s/>We specified a couple of interfaces for gates, time keeping, and simulations. <text:s/>Kyle also volunteered to write the code for just the simulator.</text:span></text:p>
      <text:p text:style-name="Standard"/>
      <text:p text:style-name="Standard"/>
      <text:p text:style-name="Standard">Friday October 7<text:span text:style-name="T1">th</text:span> </text:p>
      <text:p text:style-name="Standard">Members present: Jonathan, Kyle, Vaibhav</text:p>
      <text:p text:style-name="P1">Things discussed and decisions made: <text:span text:style-name="T2">This meeting was purely a code review of the simulation code that Kyle had written. <text:s/>We decided that we were satisfied with the simulator as written. <text:s/></text:span></text:p>
      <text:p text:style-name="Standard"/>
      <text:p text:style-name="Standard"/>
      <text:p text:style-name="Standard">Wednesday October 10<text:span text:style-name="T1">th</text:span>: </text:p>
      <text:p text:style-name="Standard">Members present: Vaibhav, Jerry</text:p>
      <text:p text:style-name="P1">Things discussed and decisions made: <text:span text:style-name="T2">The team discussed some architecture questions behind how to implement token trading between gates and specified an interface. <text:s/>However, no implementation of the token traders was specified.</text:span></text:p>
      <text:p text:style-name="Standard"/>
      <text:p text:style-name="Standard">Monday October 15<text:span text:style-name="T1">th</text:span>:</text:p>
      <text:p text:style-name="Standard">Members: Jonathan, Kyle, Jerry, Vaibhav</text:p>
      <text:p text:style-name="P1">Things discussed and decisions made: <text:span text:style-name="T2">The team discussed a messaging interface and the different token trading policies that would be in place for the gates. <text:s/>We also assigned responsibilities with regards to implementing both the token traders and messaging between gates.</text:span></text:p>
      <text:p text:style-name="Standard"/>
      <text:p text:style-name="Standard"/>
      <text:p text:style-name="Standard">Friday October 19<text:span text:style-name="T1">th</text:span> </text:p>
      <text:p text:style-name="Standard">Members present: Jonathan, Jerry</text:p>
      <text:p text:style-name="P1">Things discussed and decisions made: <text:span text:style-name="T2">Tests were written which test many of the various parts of the system and bug fixes were made to problems in code. <text:s/>We also decided to tightly couple a few more elements of the system as opposed to putting in a disproportionately large amount of work to make them loosely coupled.</text:span></text:p>
      <text:p text:style-name="Standard"/>
      <text:p text:style-name="Standard"/>
      <text:p text:style-name="Standard">Saturday October 20<text:span text:style-name="T1">th</text:span> </text:p>
      <text:p text:style-name="Standard">Members present: Jonathan, Jerry, Vaibhav, Kyle</text:p>
      <text:p text:style-name="P1">Things discussed and decisions made: <text:span text:style-name="T2">More test were written and bug fixes in the system as a whole</text:span></text:p>
      <text:p text:style-name="Standard"/>
      <text:p text:style-name="Standard">Sunday October 21<text:span text:style-name="T1">st</text:span> <text:s/>&amp; 22nd</text:p>
      <text:p text:style-name="Standard">Same as October 20<text:span text:style-name="T1">th</text:span> </text:p>
      <text:p text:style-name="Standard"/>
      <text:p text:style-name="Standard"/>
      <text:p text:style-name="Standard"/>
      <text:p text:style-name="Standard"/>
      <text:p text:style-name="Standard"/>
      <text:p text:style-name="Standard"><text:soft-page-break/>Tuesday October 23</text:p>
      <text:p text:style-name="Standard">Members present: Jonathan, Vaibhav</text:p>
      <text:p text:style-name="P1">Things discussed and decisions made: <text:span text:style-name="T2">Wrote tests for gates, performed more stress testing on token trading. Added setup program to create gates and traffic generators. Changed input to program to be safer and give detailed instructions on how to run. Modified Average Wait time and token trading policy to optimize profit token trading.</text:span></text:p>
      <text:p text:style-name="P1"><text:span text:style-name="T2"/></text:p>
      <text:p text:style-name="Standard">Thursday December 6</text:p>
      <text:p text:style-name="Standard">Members present: Jonathan, Vaibhav, Jerry, Kyle</text:p>
      <text:p text:style-name="P1">Things discussed and decisions made: <text:span text:style-name="T2">Removed our stepping function, which made code more asynchronous. Added infrastructure for gates to accept incoming connections.</text:span></text:p>
      <text:p text:style-name="P1"><text:span text:style-name="T2"/></text:p>
      <text:p text:style-name="Standard">Friday December 7</text:p>
      <text:p text:style-name="Standard">Members present: Vaibhav, Kyle</text:p>
      <text:p text:style-name="P1">Things discussed and decisions made: <text:span text:style-name="T2">Improve communication protocol to handle easier packet sending and more packet types. Removed old packet sending code and refactored code to use the new communication protocol. Started refactoring our token trading policy.</text:span></text:p>
      <text:p text:style-name="P1"><text:span text:style-name="T2"/></text:p>
      <text:p text:style-name="Standard">Saturday December 8</text:p>
      <text:p text:style-name="Standard">Members present: Jonathan, Vaibhav, Jerry, Kyle</text:p>
      <text:p text:style-name="P1">Things discussed and decisions made:<text:span text:style-name="T2"> Created testing code for communication protocol. Started refactoring our traffic generator to use our new Design Pattern. Created better configurations for registering manager IPs, gate IPs. Traffic Generator now accepts connections from gates and returns Manager IP and port. Removed old Gate code.</text:span></text:p>
      <text:p text:style-name="P1"><text:span text:style-name="T2"/></text:p>
      <text:p text:style-name="Standard">Monday December 10</text:p>
      <text:p text:style-name="Standard">Members present: Jonathan</text:p>
      <text:p text:style-name="P1">Things discussed and decisions made: <text:span text:style-name="T2">Got the basic Gate &gt; TG &gt; Manager workflow down and working. <text:s/>Also changed the config to allow for TG to listen on different ports and cleaned up the Gate class to remove some worthless message connections.</text:span></text:p>
      <text:p text:style-name="P1"><text:span text:style-name="T2"/></text:p>
      <text:p text:style-name="Standard">Tuesday December 11</text:p>
      <text:p text:style-name="Standard">Members present: Jonathan, Jerry</text:p>
      <text:p text:style-name="P1">Things discussed and decisions made:<text:span text:style-name="T2"> Send Cars to and from parking lot with ease. Write some bootstrap token trading code, initiate when we need to trade, but don't trade anything yet.</text:span></text:p>
      <text:p text:style-name="P1"><text:span text:style-name="T2"/></text:p>
      <text:p text:style-name="P1"><text:span text:style-name="T2">Thursday December 13</text:span></text:p>
      <text:p text:style-name="P1"><text:span text:style-name="T2">Members present: Jonathan, Jerry, Vaibhav, Kyle</text:span></text:p>
      <text:p text:style-name="P1">Things discussed and decisions made: <text:span text:style-name="T2">Managers now talk to each other! Fixed issues with Managers starting after Gates connected rather than before. </text:span></text:p>
      <text:p text:style-name="P1"><text:span text:style-name="T2"/></text:p>
      <text:p text:style-name="P1"><text:span text:style-name="T2">Saturday December 15</text:span></text:p>
      <text:p text:style-name="P1"><text:span text:style-name="T2">Members present: Jerry, Vaibhav</text:span></text:p>
      <text:p text:style-name="P1">Things discussed and decisions made: <text:span text:style-name="T2">Created faulty gates; time bomb gates which just die after connecting, and fast&amp;loose gates which send gates to parking lot without removing tokens.</text:span></text:p>
      <text:p text:style-name="P1"><text:span text:style-name="T2"/></text:p>
      <text:p text:style-name="P1"><text:span text:style-name="T2"/></text:p>
      <text:p text:style-name="P1"><text:span text:style-name="T2"/></text:p>
      <text:p text:style-name="P1"><text:span text:style-name="T2"/></text:p>
      <text:p text:style-name="P1"><text:soft-page-break/><text:span text:style-name="T2">Sunday December 16</text:span></text:p>
      <text:p text:style-name="P1"><text:span text:style-name="T2">Members present: Jonathan, Kyle</text:span></text:p>
      <text:p text:style-name="P1">Things discussed and decisions made: <text:span text:style-name="T2">Added byzantine gate detection and fixed bugs where we were detecting non-byzantine gates of being byzantine. Tested our byzantine gates.</text:span></text:p>
      <text:p text:style-name="P1"><text:span text:style-name="T2"/></text:p>
      <text:p text:style-name="P1"><text:span text:style-name="T2">Tuesday December 18</text:span></text:p>
      <text:p text:style-name="P1"><text:span text:style-name="T2">Members present: Jonathan, Jerry, Kyle, Vaibhav</text:span></text:p>
      <text:p text:style-name="P1">Things discussed and decisions made: <text:span text:style-name="T2">Fixed synchronization and concurrency bugs with token trading poilcy.</text:span></text:p>
      <text:p text:style-name="P1"><text:span text:style-name="T2"/></text:p>
      <text:p text:style-name="P1"><text:span text:style-name="T2">Wednesday December 19</text:span></text:p>
      <text:p text:style-name="P1"><text:span text:style-name="T2">Members present: Jonathan, Jerry, Kyle, Vaibhav</text:span></text:p>
      <text:p text:style-name="P1">Things discussed and decisions made: <text:span text:style-name="T2">Added documentation for our program. Created our presentation for class. Wrote more tests and did final t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07:59:21.14</meta:creation-date>
    <dc:date>2012-12-19T17:11:43</dc:date>
    <meta:editing-duration>PT42M51S</meta:editing-duration>
    <meta:editing-cycles>2</meta:editing-cycles>
    <meta:generator>LibreOffice/3.4$Unix LibreOffice_project/340m1$Build-502</meta:generator>
    <meta:document-statistic meta:table-count="0" meta:image-count="0" meta:object-count="0" meta:page-count="3" meta:paragraph-count="56" meta:word-count="724" meta:character-count="4794" meta:non-whitespace-character-count="4108"/>
    <dc:creator>Yaroslav Reptak</dc:creator>
  </office:meta>
</office:document-meta>
</file>